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E0000026FFDEDBC0865CA63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0.055cm" fo:min-width="0.262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.055cm" fo:min-width="0.287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-color="#666666"/>
      <style:paragraph-properties fo:text-align="center"/>
    </style:style>
  </office:automatic-styles>
  <office:body>
    <office:drawing>
      <draw:page draw:name="page1" draw:style-name="dp1" draw:master-page-name="Default">
        <draw:frame draw:name="Picture 6" draw:style-name="gr1" draw:text-style-name="P1" draw:layer="layout" svg:width="16.113cm" svg:height="12.837cm" svg:x="1.254cm" svg:y="1.371cm">
          <draw:image xlink:href="Pictures/100000000000030E0000026FFDEDBC0865CA6398.jpg" xlink:type="simple" xlink:show="embed" xlink:actuate="onLoad">
            <text:p/>
          </draw:image>
          <svg:desc>f04-25-9780124077263</svg:desc>
        </draw:frame>
        <draw:custom-shape draw:style-name="gr2" draw:text-style-name="P2" draw:layer="layout" svg:width="0.762cm" svg:height="0.305cm" svg:x="5.826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305cm" svg:x="9.026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305cm" svg:x="12.201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87cm" svg:height="0.305cm" svg:x="15.376cm" svg:y="1.8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1:20:14.920091620</meta:creation-date>
    <dc:date>2017-11-26T14:33:17.702706222</dc:date>
    <meta:editing-duration>PT6M37S</meta:editing-duration>
    <meta:editing-cycles>4</meta:editing-cycles>
    <meta:generator>LibreOffice/5.1.6.2$Linux_X86_64 LibreOffice_project/10m0$Build-2</meta:generator>
    <meta:document-statistic meta:object-count="5"/>
  </office:meta>
</office:document-meta>
</file>